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opacity="100%" draw:shadow="hidden"/>
    </style:style>
    <style:style style:name="gr2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/>
    </style:style>
    <style:style style:name="gr3" style:family="graphic" style:parent-style-name="standard">
      <style:graphic-properties draw:stroke="none" draw:fill="none" fo:min-height="0.466cm" fo:min-width="2.54cm" fo:padding-top="0.102cm" fo:padding-bottom="0.102cm" fo:padding-left="0.102cm" fo:padding-right="0.102cm"/>
      <style:paragraph-properties style:writing-mode="lr-tb"/>
    </style:style>
    <style:style style:name="gr4" style:family="graphic" style:parent-style-name="standard">
      <style:graphic-properties draw:stroke="none" draw:fill="solid" draw:fill-color="#5b9bd5" draw:opacity="100%" draw:shadow="hidden"/>
    </style:style>
    <style:style style:name="gr5" style:family="graphic" style:parent-style-name="standard">
      <style:graphic-properties draw:stroke="none" draw:fill="none" fo:min-height="0.993cm" fo:min-width="2.54cm" fo:padding-top="0.102cm" fo:padding-bottom="0.102cm" fo:padding-left="0.102cm" fo:padding-right="0.10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75cm" fo:min-width="13cm"/>
      <style:paragraph-properties style:writing-mode="lr-tb"/>
    </style:style>
    <style:style style:name="gr7" style:family="graphic" style:parent-style-name="standard">
      <style:graphic-properties svg:stroke-color="#ffffff" draw:opacity="0%" draw:textarea-horizontal-align="justify" draw:textarea-vertical-align="middle" draw:auto-grow-height="false" fo:min-height="0.5cm" fo:min-width="1cm"/>
      <style:paragraph-properties style:writing-mode="lr-tb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5b9bd5" draw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color="#c9211e" loext:opacity="100%"/>
    </style:style>
    <style:style style:name="P9" style:family="paragraph">
      <loext:graphic-properties draw:opacity="0%"/>
      <style:paragraph-properties fo:text-align="center"/>
      <style:text-properties fo:color="#c9211e" loext:opacity="100%" loext:color-lum-mod="100%" loext:color-lum-off="0%"/>
    </style:style>
    <style:style style:name="T1" style:family="text">
      <style:text-properties fo:color="#000000" loext:opacity="100%" style:font-name="Calibri" fo:font-size="10pt" fo:language="es" fo:country="ES" style:font-name-asian="Calibri" style:font-size-asian="10pt" style:font-name-complex="Calibri" style:font-size-complex="10pt"/>
    </style:style>
    <style:style style:name="T2" style:family="text">
      <style:text-properties fo:color="#000000" loext:opacity="100%" style:font-name="Calibri" fo:font-size="18pt" fo:language="es" fo:country="ES" style:font-name-asian="Calibri" style:font-size-asian="18pt" style:font-name-complex="Calibri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1.604cm" svg:height="0.705cm" svg:x="2.087cm" svg:y="6.576cm" svg:viewBox="0 0 1605 706" draw:points="0,0 1605,0 1605,706 0,706">
            <text:p/>
          </draw:polygon>
          <draw:polygon draw:style-name="gr2" draw:text-style-name="P2" draw:layer="layout" svg:width="1.604cm" svg:height="0.74cm" svg:x="2.087cm" svg:y="6.54cm" svg:viewBox="0 0 1605 741" draw:points="0,0 1605,0 1605,741 0,741">
            <text:p/>
          </draw:polygon>
          <draw:frame draw:style-name="gr3" draw:text-style-name="P2" draw:layer="layout" svg:width="1.604cm" svg:height="0.67cm" svg:x="2.087cm" svg:y="6.611cm">
            <draw:text-box>
              <text:p text:style-name="P3"><text:span text:style-name="T1">LOGIN </text:span></text:p>
            </draw:text-box>
          </draw:frame>
        </draw:g>
        <draw:g>
          <draw:path draw:style-name="gr4" draw:text-style-name="P4" draw:layer="layout" svg:width="2cm" svg:height="4cm" svg:x="1.885cm" svg:y="7.637cm" svg:viewBox="0 0 2001 4001" svg:d="M333 0c-167 0-333 166-333 333v3335c0 167 166 333 333 333h1335c167 0 333-166 333-333v-3335c0-167-166-333-333-333zM333 0z">
            <text:p/>
          </draw:path>
          <draw:path draw:style-name="gr2" draw:text-style-name="P2" draw:layer="layout" svg:width="2cm" svg:height="4cm" svg:x="1.885cm" svg:y="7.637cm" svg:viewBox="0 0 2001 4001" svg:d="M333 0c-167 0-333 166-333 333v3335c0 167 166 333 333 333h1335c167 0 333-166 333-333v-3335c0-167-166-333-333-333z">
            <text:p/>
          </draw:path>
        </draw:g>
        <draw:g>
          <draw:path draw:style-name="gr4" draw:text-style-name="P4" draw:layer="layout" svg:width="2cm" svg:height="4cm" svg:x="6.13cm" svg:y="7.661cm" svg:viewBox="0 0 2001 4001" svg:d="M333 0c-167 0-333 166-333 333v3334c0 167 166 334 333 334h1335c167 0 333-167 333-334v-3334c0-167-166-333-333-333zM333 0z">
            <text:p/>
          </draw:path>
          <draw:path draw:style-name="gr2" draw:text-style-name="P2" draw:layer="layout" svg:width="2cm" svg:height="4cm" svg:x="6.13cm" svg:y="7.661cm" svg:viewBox="0 0 2001 4001" svg:d="M333 0c-167 0-333 166-333 333v3334c0 167 166 334 333 334h1335c167 0 333-167 333-334v-3334c0-167-166-333-333-333z">
            <text:p/>
          </draw:path>
        </draw:g>
        <draw:g>
          <draw:polygon draw:style-name="gr1" draw:text-style-name="P1" draw:layer="layout" svg:width="1.604cm" svg:height="0.705cm" svg:x="6.277cm" svg:y="6.634cm" svg:viewBox="0 0 1605 706" draw:points="0,0 1605,0 1605,706 0,706">
            <text:p/>
          </draw:polygon>
          <draw:polygon draw:style-name="gr2" draw:text-style-name="P2" draw:layer="layout" svg:width="1.604cm" svg:height="0.74cm" svg:x="6.277cm" svg:y="6.599cm" svg:viewBox="0 0 1605 741" draw:points="0,0 1605,0 1605,741 0,741">
            <text:p/>
          </draw:polygon>
          <draw:frame draw:style-name="gr3" draw:text-style-name="P2" draw:layer="layout" svg:width="1.604cm" svg:height="0.67cm" svg:x="6.277cm" svg:y="6.67cm">
            <draw:text-box>
              <text:p text:style-name="P3"><text:span text:style-name="T1">MENU </text:span></text:p>
            </draw:text-box>
          </draw:frame>
        </draw:g>
        <draw:g>
          <draw:path draw:style-name="gr4" draw:text-style-name="P4" draw:layer="layout" svg:width="2cm" svg:height="4cm" svg:x="12.388cm" svg:y="4.983cm" svg:viewBox="0 0 2001 4001" svg:d="M333 0c-167 0-333 166-333 333v3335c0 167 166 333 333 333h1334c167 0 334-166 334-333v-3335c0-167-167-333-334-333zM333 0z">
            <text:p/>
          </draw:path>
          <draw:path draw:style-name="gr2" draw:text-style-name="P2" draw:layer="layout" svg:width="2cm" svg:height="4cm" svg:x="12.388cm" svg:y="4.983cm" svg:viewBox="0 0 2001 4001" svg:d="M333 0c-167 0-333 166-333 333v3335c0 167 166 333 333 333h1334c167 0 334-166 334-333v-3335c0-167-167-333-334-333z">
            <text:p/>
          </draw:path>
        </draw:g>
        <draw:line draw:style-name="gr2" draw:text-style-name="P2" draw:layer="layout" svg:x1="4.045cm" svg:y1="9.522cm" svg:x2="5.957cm" svg:y2="9.532cm">
          <text:p/>
        </draw:line>
        <draw:g>
          <draw:path draw:style-name="gr4" draw:text-style-name="P4" draw:layer="layout" svg:width="2cm" svg:height="4cm" svg:x="12.367cm" svg:y="14.519cm" svg:viewBox="0 0 2001 4001" svg:d="M333 0c-167 0-333 166-333 333v3335c0 167 166 333 333 333h1334c167 0 334-166 334-333v-3335c0-167-167-333-334-333zM333 0z">
            <text:p/>
          </draw:path>
          <draw:path draw:style-name="gr2" draw:text-style-name="P2" draw:layer="layout" svg:width="2cm" svg:height="4cm" svg:x="12.367cm" svg:y="14.519cm" svg:viewBox="0 0 2001 4001" svg:d="M333 0c-167 0-333 166-333 333v3335c0 167 166 333 333 333h1334c167 0 334-166 334-333v-3335c0-167-167-333-334-333z">
            <text:p/>
          </draw:path>
        </draw:g>
        <draw:line draw:style-name="gr2" draw:text-style-name="P2" draw:layer="layout" svg:x1="8.585cm" svg:y1="9.493cm" svg:x2="11.841cm" svg:y2="6.999cm">
          <text:p/>
        </draw:line>
        <draw:line draw:style-name="gr2" draw:text-style-name="P2" draw:layer="layout" svg:x1="8.641cm" svg:y1="10.28cm" svg:x2="11.998cm" svg:y2="16.195cm">
          <text:p/>
        </draw:line>
        <draw:g>
          <draw:polygon draw:style-name="gr1" draw:text-style-name="P1" draw:layer="layout" svg:width="11.393cm" svg:height="1.233cm" svg:x="10.013cm" svg:y="1.702cm" svg:viewBox="0 0 11394 1234" draw:points="0,0 11394,0 11394,1234 0,1234">
            <text:p/>
          </draw:polygon>
          <draw:polygon draw:style-name="gr2" draw:text-style-name="P2" draw:layer="layout" svg:width="11.393cm" svg:height="1.268cm" svg:x="10.013cm" svg:y="1.667cm" svg:viewBox="0 0 11394 1269" draw:points="0,0 11394,0 11394,1269 0,1269">
            <text:p/>
          </draw:polygon>
          <draw:frame draw:style-name="gr5" draw:text-style-name="P2" draw:layer="layout" svg:width="11.393cm" svg:height="1.197cm" svg:x="10.013cm" svg:y="1.738cm">
            <draw:text-box>
              <text:p text:style-name="P3"><text:span text:style-name="T2">FLUJO DE PANTALLAS </text:span></text:p>
            </draw:text-box>
          </draw:frame>
        </draw:g>
        <draw:g>
          <draw:polygon draw:style-name="gr1" draw:text-style-name="P1" draw:layer="layout" svg:width="3.068cm" svg:height="0.705cm" svg:x="1.541cm" svg:y="13.966cm" svg:viewBox="0 0 3069 706" draw:points="0,0 3069,0 3069,706 0,706">
            <text:p/>
          </draw:polygon>
          <draw:polygon draw:style-name="gr2" draw:text-style-name="P2" draw:layer="layout" svg:width="3.068cm" svg:height="0.74cm" svg:x="1.541cm" svg:y="13.931cm" svg:viewBox="0 0 3069 741" draw:points="0,0 3069,0 3069,741 0,741">
            <text:p/>
          </draw:polygon>
          <draw:frame draw:style-name="gr3" draw:text-style-name="P2" draw:layer="layout" svg:width="3.068cm" svg:height="0.67cm" svg:x="1.541cm" svg:y="14.001cm">
            <draw:text-box>
              <text:p text:style-name="P3"><text:span text:style-name="T1">CONFIGURACION </text:span></text:p>
            </draw:text-box>
          </draw:frame>
        </draw:g>
        <draw:g>
          <draw:path draw:style-name="gr4" draw:text-style-name="P4" draw:layer="layout" svg:width="2cm" svg:height="4cm" svg:x="2.087cm" svg:y="15.027cm" svg:viewBox="0 0 2001 4001" svg:d="M333 0c-167 0-333 166-333 333v3335c0 167 166 333 333 333h1335c167 0 333-166 333-333v-3335c0-167-166-333-333-333zM333 0z">
            <text:p/>
          </draw:path>
          <draw:path draw:style-name="gr2" draw:text-style-name="P2" draw:layer="layout" svg:width="2cm" svg:height="4cm" svg:x="2.087cm" svg:y="15.027cm" svg:viewBox="0 0 2001 4001" svg:d="M333 0c-167 0-333 166-333 333v3335c0 167 166 333 333 333h1335c167 0 333-166 333-333v-3335c0-167-166-333-333-333z">
            <text:p/>
          </draw:path>
        </draw:g>
        <draw:line draw:style-name="gr2" draw:text-style-name="P2" draw:layer="layout" svg:x1="7.024cm" svg:y1="12.227cm" svg:x2="4.445cm" svg:y2="16.822cm">
          <text:p/>
        </draw:line>
        <draw:g>
          <draw:polygon draw:style-name="gr1" draw:text-style-name="P1" draw:layer="layout" svg:width="2.54cm" svg:height="0.705cm" svg:x="12.104cm" svg:y="3.994cm" svg:viewBox="0 0 2541 706" draw:points="0,0 2541,0 2541,706 0,706">
            <text:p/>
          </draw:polygon>
          <draw:polygon draw:style-name="gr2" draw:text-style-name="P2" draw:layer="layout" svg:width="2.54cm" svg:height="0.74cm" svg:x="12.104cm" svg:y="3.959cm" svg:viewBox="0 0 2541 741" draw:points="0,0 2541,0 2541,741 0,741">
            <text:p/>
          </draw:polygon>
          <draw:frame draw:style-name="gr3" draw:text-style-name="P2" draw:layer="layout" svg:width="2.54cm" svg:height="0.67cm" svg:x="12.104cm" svg:y="4.029cm">
            <draw:text-box>
              <text:p text:style-name="P3"><text:span text:style-name="T1">SELEC-CENTRO </text:span></text:p>
            </draw:text-box>
          </draw:frame>
        </draw:g>
        <draw:g>
          <draw:polygon draw:style-name="gr1" draw:text-style-name="P1" draw:layer="layout" svg:width="2.885cm" svg:height="0.705cm" svg:x="11.814cm" svg:y="13.294cm" svg:viewBox="0 0 2886 706" draw:points="0,0 2886,0 2886,706 0,706">
            <text:p/>
          </draw:polygon>
          <draw:polygon draw:style-name="gr2" draw:text-style-name="P2" draw:layer="layout" svg:width="2.885cm" svg:height="0.74cm" svg:x="11.814cm" svg:y="13.258cm" svg:viewBox="0 0 2886 741" draw:points="0,0 2886,0 2886,741 0,741">
            <text:p/>
          </draw:polygon>
          <draw:frame draw:style-name="gr3" draw:text-style-name="P5" draw:layer="layout" svg:width="2.885cm" svg:height="0.67cm" svg:x="11.814cm" svg:y="13.329cm">
            <draw:text-box>
              <text:p text:style-name="P3"><text:span text:style-name="T1">REGISTROS </text:span></text:p>
            </draw:text-box>
          </draw:frame>
        </draw:g>
        <draw:g>
          <draw:path draw:style-name="gr4" draw:text-style-name="P4" draw:layer="layout" svg:width="2cm" svg:height="4cm" svg:x="18.67cm" svg:y="5.015cm" svg:viewBox="0 0 2001 4001" svg:d="M333 0c-167 0-333 166-333 333v3335c0 167 166 333 333 333h1335c167 0 333-166 333-333v-3335c0-167-166-333-333-333zM333 0z">
            <text:p/>
          </draw:path>
          <draw:path draw:style-name="gr2" draw:text-style-name="P2" draw:layer="layout" svg:width="2cm" svg:height="4cm" svg:x="18.67cm" svg:y="5.015cm" svg:viewBox="0 0 2001 4001" svg:d="M333 0c-167 0-333 166-333 333v3335c0 167 166 333 333 333h1335c167 0 333-166 333-333v-3335c0-167-166-333-333-333z">
            <text:p/>
          </draw:path>
        </draw:g>
        <draw:g>
          <draw:polygon draw:style-name="gr1" draw:text-style-name="P1" draw:layer="layout" svg:width="1.698cm" svg:height="0.705cm" svg:x="18.815cm" svg:y="3.939cm" svg:viewBox="0 0 1699 706" draw:points="0,0 1699,0 1699,706 0,706">
            <text:p/>
          </draw:polygon>
          <draw:polygon draw:style-name="gr2" draw:text-style-name="P2" draw:layer="layout" svg:width="1.698cm" svg:height="0.74cm" svg:x="18.815cm" svg:y="3.903cm" svg:viewBox="0 0 1699 741" draw:points="0,0 1699,0 1699,741 0,741">
            <text:p/>
          </draw:polygon>
          <draw:frame draw:style-name="gr3" draw:text-style-name="P2" draw:layer="layout" svg:width="1.698cm" svg:height="0.67cm" svg:x="18.815cm" svg:y="3.974cm">
            <draw:text-box>
              <text:p text:style-name="P3"><text:span text:style-name="T1">FICHAR </text:span></text:p>
            </draw:text-box>
          </draw:frame>
        </draw:g>
        <draw:line draw:style-name="gr2" draw:text-style-name="P2" draw:layer="layout" svg:x1="14.664cm" svg:y1="6.913cm" svg:x2="18.436cm" svg:y2="6.875cm">
          <text:p/>
        </draw:line>
        <draw:custom-shape draw:style-name="gr6" draw:text-style-name="P7" draw:layer="layout" svg:width="13.5cm" svg:height="8cm" svg:x="15.75cm" svg:y="11.25cm">
          <text:p text:style-name="P6"><text:span text:style-name="T3">S1: Leer un usuario según el nombre </text:span></text:p>
          <text:p text:style-name="P6"><text:span text:style-name="T3">S2: Leer todos los centros</text:span></text:p>
          <text:p text:style-name="P6"><text:span text:style-name="T3">S3: Generar un registro en la tabla lecturas</text:span></text:p>
          <text:p text:style-name="P6"><text:span text:style-name="T3">S4: Recuperar todas las lecturas según fechas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cm" svg:height="0.75cm" svg:x="2cm" svg:y="11.75cm">
          <text:p text:style-name="P8">S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5cm" svg:height="0.75cm" svg:x="12.5cm" svg:y="9.25cm">
          <text:p text:style-name="P8">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5cm" svg:height="0.75cm" svg:x="19cm" svg:y="9.25cm">
          <text:p text:style-name="P8">S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5cm" svg:height="0.75cm" svg:x="12.75cm" svg:y="18.75cm">
          <text:p text:style-name="P8">S4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2T14:35:34.756000000</dc:date>
    <meta:creation-date>2023-05-13T13:01:14Z</meta:creation-date>
    <meta:generator>LibreOffice/7.5.1.2$Windows_X86_64 LibreOffice_project/fcbaee479e84c6cd81291587d2ee68cba099e129</meta:generator>
    <meta:editing-duration>PT23M36S</meta:editing-duration>
    <meta:editing-cycles>2</meta:editing-cycles>
    <meta:document-statistic meta:object-count="56"/>
  </office:meta>
</office:document-meta>
</file>